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32C000002642AD3725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ffffff" draw:fill="none" draw:fill-color="#ffffff" fo:min-height="1.016cm"/>
    </style:style>
    <style:style style:name="gr4" style:family="graphic" style:parent-style-name="standard">
      <style:graphic-properties draw:stroke="none" svg:stroke-color="#ffffff" draw:fill="none" draw:fill-color="#ffffff" fo:min-height="1.0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63cm" svg:x="1cm" svg:y="6.461cm">
          <draw:image xlink:href="Pictures/100002010000032C000002642AD37257.png" xlink:type="simple" xlink:show="embed" xlink:actuate="onLoad">
            <text:p/>
          </draw:image>
        </draw:frame>
        <draw:custom-shape draw:style-name="gr2" draw:text-style-name="P1" draw:layer="layout" svg:width="1.397cm" svg:height="0.635cm" svg:x="10.906cm" svg:y="20.4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0.635cm" svg:x="5.699cm" svg:y="13.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207cm" svg:height="1.266cm" svg:x="9.89cm" svg:y="20.431cm">
          <draw:text-box>
            <text:p>position(m)</text:p>
          </draw:text-box>
        </draw:frame>
        <draw:frame draw:style-name="gr4" draw:layer="layout" svg:width="5.334cm" svg:height="1.343cm" draw:transform="rotate (1.5707963267949) translate (5.826cm 16.494cm)">
          <draw:text-box>
            <text:p>position(m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9-30T12:08:13</dc:date>
    <dc:creator>Nathaniel Saul</dc:creator>
    <meta:document-statistic meta:object-count="5"/>
    <meta:generator>LibreOffice/3.5$Linux_x86 LibreOffice_project/350m1$Build-2</meta:generator>
  </office:meta>
</office:document-meta>
</file>